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ableColumn3" style:family="table-column">
      <style:table-column-properties style:column-width="1.3854in" style:use-optimal-column-width="false"/>
    </style:style>
    <style:style style:name="TableColumn4" style:family="table-column">
      <style:table-column-properties style:column-width="1.3854in" style:use-optimal-column-width="false"/>
    </style:style>
    <style:style style:name="TableColumn5" style:family="table-column">
      <style:table-column-properties style:column-width="1.3847in" style:use-optimal-column-width="false"/>
    </style:style>
    <style:style style:name="TableColumn6" style:family="table-column">
      <style:table-column-properties style:column-width="1.3847in" style:use-optimal-column-width="false"/>
    </style:style>
    <style:style style:name="TableColumn7" style:family="table-column">
      <style:table-column-properties style:column-width="1.3847in" style:use-optimal-column-width="false"/>
    </style:style>
    <style:style style:name="Table2" style:family="table">
      <style:table-properties style:width="6.925in" fo:margin-left="0in" table:align="left"/>
    </style:style>
    <style:style style:name="TableRow8" style:family="table-row">
      <style:table-row-properties style:use-optimal-row-height="false"/>
    </style:style>
    <style:style style:name="TableCell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 style:parent-style-name="Standard" style:family="paragraph">
      <style:text-properties fo:font-size="9pt" style:font-size-asian="9pt" style:font-size-complex="9pt"/>
    </style:style>
    <style:style style:name="P11" style:parent-style-name="Standard" style:family="paragraph">
      <style:text-properties fo:font-size="9pt" style:font-size-asian="9pt" style:font-size-complex="9pt"/>
    </style:style>
    <style:style style:name="P12" style:parent-style-name="Standard" style:family="paragraph">
      <style:text-properties fo:font-size="9pt" style:font-size-asian="9pt" style:font-size-complex="9pt"/>
    </style:style>
    <style:style style:name="P13" style:parent-style-name="Standard" style:family="paragraph">
      <style:text-properties fo:font-size="9pt" style:font-size-asian="9pt" style:font-size-complex="9pt"/>
    </style:style>
    <style:style style:name="P14" style:parent-style-name="Standard" style:family="paragraph">
      <style:text-properties fo:font-size="9pt" style:font-size-asian="9pt" style:font-size-complex="9pt"/>
    </style:style>
    <style:style style:name="P15" style:parent-style-name="Standard" style:family="paragraph">
      <style:text-properties fo:font-size="9pt" style:font-size-asian="9pt" style:font-size-complex="9pt"/>
    </style:style>
    <style:style style:name="P16" style:parent-style-name="Standard" style:family="paragraph">
      <style:text-properties fo:font-size="9pt" style:font-size-asian="9pt" style:font-size-complex="9pt"/>
    </style:style>
    <style:style style:name="P17" style:parent-style-name="Standard" style:family="paragraph">
      <style:text-properties fo:font-size="9pt" style:font-size-asian="9pt" style:font-size-complex="9pt"/>
    </style:style>
    <style:style style:name="P18" style:parent-style-name="Standard" style:family="paragraph">
      <style:text-properties fo:font-size="9pt" style:font-size-asian="9pt" style:font-size-complex="9pt"/>
    </style:style>
    <style:style style:name="P19" style:parent-style-name="Standard" style:family="paragraph">
      <style:text-properties fo:font-size="9pt" style:font-size-asian="9pt" style:font-size-complex="9pt"/>
    </style:style>
    <style:style style:name="P20" style:parent-style-name="Standard" style:family="paragraph">
      <style:text-properties fo:font-size="9pt" style:font-size-asian="9pt" style:font-size-complex="9pt"/>
    </style:style>
    <style:style style:name="P21" style:parent-style-name="Standard" style:family="paragraph">
      <style:text-properties fo:font-size="9pt" style:font-size-asian="9pt" style:font-size-complex="9pt" fo:language="de" fo:country="DE"/>
    </style:style>
    <style:style style:name="P22" style:parent-style-name="Standard" style:family="paragraph">
      <style:text-properties fo:font-size="9pt" style:font-size-asian="9pt" style:font-size-complex="9pt" fo:language="de" fo:country="DE"/>
    </style:style>
    <style:style style:name="P23" style:parent-style-name="Standard" style:family="paragraph">
      <style:text-properties fo:font-size="9pt" style:font-size-asian="9pt" style:font-size-complex="9pt" fo:language="de" fo:country="DE"/>
    </style:style>
    <style:style style:name="P24" style:parent-style-name="Standard" style:family="paragraph">
      <style:text-properties fo:font-size="9pt" style:font-size-asian="9pt" style:font-size-complex="9pt" fo:language="de" fo:country="DE"/>
    </style:style>
    <style:style style:name="P25" style:parent-style-name="Standard" style:family="paragraph">
      <style:text-properties fo:font-size="9pt" style:font-size-asian="9pt" style:font-size-complex="9pt" fo:language="de" fo:country="DE"/>
    </style:style>
    <style:style style:name="P26" style:parent-style-name="Standard" style:family="paragraph">
      <style:text-properties fo:font-size="9pt" style:font-size-asian="9pt" style:font-size-complex="9pt" fo:language="de" fo:country="DE"/>
    </style:style>
    <style:style style:name="P27" style:parent-style-name="Standard" style:family="paragraph">
      <style:text-properties fo:font-size="9pt" style:font-size-asian="9pt" style:font-size-complex="9pt" fo:language="de" fo:country="DE"/>
    </style:style>
    <style:style style:name="P28" style:parent-style-name="Standard" style:family="paragraph">
      <style:text-properties fo:font-size="9pt" style:font-size-asian="9pt" style:font-size-complex="9pt" fo:language="de" fo:country="DE"/>
    </style:style>
    <style:style style:name="P29" style:parent-style-name="Standard" style:family="paragraph">
      <style:text-properties fo:font-size="9pt" style:font-size-asian="9pt" style:font-size-complex="9pt" fo:language="de" fo:country="DE"/>
    </style:style>
    <style:style style:name="P30" style:parent-style-name="Standard" style:family="paragraph">
      <style:text-properties fo:font-size="9pt" style:font-size-asian="9pt" style:font-size-complex="9pt" fo:language="de" fo:country="DE"/>
    </style:style>
    <style:style style:name="P31" style:parent-style-name="Standard" style:family="paragraph">
      <style:text-properties fo:font-size="9pt" style:font-size-asian="9pt" style:font-size-complex="9pt" fo:language="de" fo:country="DE"/>
    </style:style>
    <style:style style:name="P32" style:parent-style-name="Standard" style:family="paragraph">
      <style:text-properties fo:font-size="9pt" style:font-size-asian="9pt" style:font-size-complex="9pt" fo:language="de" fo:country="DE"/>
    </style:style>
    <style:style style:name="P33" style:parent-style-name="Standard" style:family="paragraph">
      <style:text-properties fo:font-size="9pt" style:font-size-asian="9pt" style:font-size-complex="9pt"/>
    </style:style>
    <style:style style:name="TableCell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 style:parent-style-name="TableContents" style:family="paragraph">
      <style:text-properties fo:font-size="9pt" style:font-size-asian="9pt" style:font-size-complex="9pt"/>
    </style:style>
    <style:style style:name="P36" style:parent-style-name="TableContents" style:family="paragraph">
      <style:text-properties fo:font-size="9pt" style:font-size-asian="9pt" style:font-size-complex="9pt"/>
    </style:style>
    <style:style style:name="P37" style:parent-style-name="TableContents" style:family="paragraph">
      <style:text-properties fo:font-size="9pt" style:font-size-asian="9pt" style:font-size-complex="9pt"/>
    </style:style>
    <style:style style:name="P38" style:parent-style-name="TableContents" style:family="paragraph">
      <style:text-properties fo:font-size="9pt" style:font-size-asian="9pt" style:font-size-complex="9pt"/>
    </style:style>
    <style:style style:name="P39" style:parent-style-name="TableContents" style:family="paragraph">
      <style:text-properties fo:font-size="9pt" style:font-size-asian="9pt" style:font-size-complex="9pt"/>
    </style:style>
    <style:style style:name="P40" style:parent-style-name="TableContents" style:family="paragraph">
      <style:text-properties fo:font-size="9pt" style:font-size-asian="9pt" style:font-size-complex="9pt"/>
    </style:style>
    <style:style style:name="P41" style:parent-style-name="TableContents" style:family="paragraph">
      <style:text-properties fo:font-size="9pt" style:font-size-asian="9pt" style:font-size-complex="9pt"/>
    </style:style>
    <style:style style:name="P42" style:parent-style-name="TableContents" style:family="paragraph">
      <style:text-properties fo:font-size="9pt" style:font-size-asian="9pt" style:font-size-complex="9pt"/>
    </style:style>
    <style:style style:name="P43" style:parent-style-name="TableContents" style:family="paragraph">
      <style:text-properties fo:font-size="9pt" style:font-size-asian="9pt" style:font-size-complex="9pt"/>
    </style:style>
    <style:style style:name="P44" style:parent-style-name="TableContents" style:family="paragraph">
      <style:text-properties fo:font-size="9pt" style:font-size-asian="9pt" style:font-size-complex="9pt"/>
    </style:style>
    <style:style style:name="P45" style:parent-style-name="TableContents" style:family="paragraph">
      <style:text-properties fo:font-size="9pt" style:font-size-asian="9pt" style:font-size-complex="9pt"/>
    </style:style>
    <style:style style:name="P46" style:parent-style-name="TableContents" style:family="paragraph">
      <style:text-properties fo:font-size="9pt" style:font-size-asian="9pt" style:font-size-complex="9pt" fo:language="de" fo:country="DE"/>
    </style:style>
    <style:style style:name="P47" style:parent-style-name="TableContents" style:family="paragraph">
      <style:text-properties fo:font-size="9pt" style:font-size-asian="9pt" style:font-size-complex="9pt" fo:language="de" fo:country="DE"/>
    </style:style>
    <style:style style:name="P48" style:parent-style-name="TableContents" style:family="paragraph">
      <style:text-properties fo:font-size="9pt" style:font-size-asian="9pt" style:font-size-complex="9pt" fo:language="de" fo:country="DE"/>
    </style:style>
    <style:style style:name="P49" style:parent-style-name="TableContents" style:family="paragraph">
      <style:text-properties fo:font-size="9pt" style:font-size-asian="9pt" style:font-size-complex="9pt" fo:language="de" fo:country="DE"/>
    </style:style>
    <style:style style:name="P50" style:parent-style-name="TableContents" style:family="paragraph">
      <style:text-properties fo:font-size="9pt" style:font-size-asian="9pt" style:font-size-complex="9pt" fo:language="de" fo:country="DE"/>
    </style:style>
    <style:style style:name="P51" style:parent-style-name="TableContents" style:family="paragraph">
      <style:text-properties fo:font-size="9pt" style:font-size-asian="9pt" style:font-size-complex="9pt" fo:language="de" fo:country="DE"/>
    </style:style>
    <style:style style:name="P52" style:parent-style-name="TableContents" style:family="paragraph">
      <style:text-properties fo:font-size="9pt" style:font-size-asian="9pt" style:font-size-complex="9pt" fo:language="de" fo:country="DE"/>
    </style:style>
    <style:style style:name="P53" style:parent-style-name="TableContents" style:family="paragraph">
      <style:text-properties fo:font-size="9pt" style:font-size-asian="9pt" style:font-size-complex="9pt" fo:language="de" fo:country="DE"/>
    </style:style>
    <style:style style:name="P54" style:parent-style-name="TableContents" style:family="paragraph">
      <style:text-properties fo:font-size="9pt" style:font-size-asian="9pt" style:font-size-complex="9pt" fo:language="de" fo:country="DE"/>
    </style:style>
    <style:style style:name="P55" style:parent-style-name="TableContents" style:family="paragraph">
      <style:text-properties fo:font-size="9pt" style:font-size-asian="9pt" style:font-size-complex="9pt" fo:language="de" fo:country="DE"/>
    </style:style>
    <style:style style:name="P56" style:parent-style-name="TableContents" style:family="paragraph">
      <style:text-properties fo:font-size="9pt" style:font-size-asian="9pt" style:font-size-complex="9pt" fo:language="de" fo:country="DE"/>
    </style:style>
    <style:style style:name="P57" style:parent-style-name="TableContents" style:family="paragraph">
      <style:text-properties fo:font-size="9pt" style:font-size-asian="9pt" style:font-size-complex="9pt" fo:language="de" fo:country="DE"/>
    </style:style>
    <style:style style:name="P58" style:parent-style-name="TableContents" style:family="paragraph">
      <style:text-properties fo:font-size="9pt" style:font-size-asian="9pt" style:font-size-complex="9pt"/>
    </style:style>
    <style:style style:name="TableCell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0" style:parent-style-name="TableContents" style:family="paragraph">
      <style:text-properties fo:font-size="9pt" style:font-size-asian="9pt" style:font-size-complex="9pt"/>
    </style:style>
    <style:style style:name="P61" style:parent-style-name="TableContents" style:family="paragraph">
      <style:text-properties fo:font-size="9pt" style:font-size-asian="9pt" style:font-size-complex="9pt"/>
    </style:style>
    <style:style style:name="P62" style:parent-style-name="TableContents" style:family="paragraph">
      <style:text-properties fo:font-size="9pt" style:font-size-asian="9pt" style:font-size-complex="9pt"/>
    </style:style>
    <style:style style:name="P63" style:parent-style-name="TableContents" style:family="paragraph">
      <style:text-properties fo:font-size="9pt" style:font-size-asian="9pt" style:font-size-complex="9pt"/>
    </style:style>
    <style:style style:name="P64" style:parent-style-name="TableContents" style:family="paragraph">
      <style:text-properties fo:font-size="9pt" style:font-size-asian="9pt" style:font-size-complex="9pt"/>
    </style:style>
    <style:style style:name="P65" style:parent-style-name="TableContents" style:family="paragraph">
      <style:text-properties fo:font-size="9pt" style:font-size-asian="9pt" style:font-size-complex="9pt"/>
    </style:style>
    <style:style style:name="P66" style:parent-style-name="TableContents" style:family="paragraph">
      <style:text-properties fo:font-size="9pt" style:font-size-asian="9pt" style:font-size-complex="9pt"/>
    </style:style>
    <style:style style:name="P67" style:parent-style-name="TableContents" style:family="paragraph">
      <style:text-properties fo:font-size="9pt" style:font-size-asian="9pt" style:font-size-complex="9pt"/>
    </style:style>
    <style:style style:name="P68" style:parent-style-name="TableContents" style:family="paragraph">
      <style:text-properties fo:font-size="9pt" style:font-size-asian="9pt" style:font-size-complex="9pt"/>
    </style:style>
    <style:style style:name="P69" style:parent-style-name="TableContents" style:family="paragraph">
      <style:text-properties fo:font-size="9pt" style:font-size-asian="9pt" style:font-size-complex="9pt"/>
    </style:style>
    <style:style style:name="P70" style:parent-style-name="TableContents" style:family="paragraph">
      <style:text-properties fo:font-size="9pt" style:font-size-asian="9pt" style:font-size-complex="9pt"/>
    </style:style>
    <style:style style:name="P71" style:parent-style-name="TableContents" style:family="paragraph">
      <style:text-properties fo:font-size="9pt" style:font-size-asian="9pt" style:font-size-complex="9pt" fo:language="de" fo:country="DE"/>
    </style:style>
    <style:style style:name="P72" style:parent-style-name="TableContents" style:family="paragraph">
      <style:text-properties fo:font-size="9pt" style:font-size-asian="9pt" style:font-size-complex="9pt" fo:language="de" fo:country="DE"/>
    </style:style>
    <style:style style:name="P73" style:parent-style-name="TableContents" style:family="paragraph">
      <style:text-properties fo:font-size="9pt" style:font-size-asian="9pt" style:font-size-complex="9pt" fo:language="de" fo:country="DE"/>
    </style:style>
    <style:style style:name="P74" style:parent-style-name="TableContents" style:family="paragraph">
      <style:text-properties fo:font-size="9pt" style:font-size-asian="9pt" style:font-size-complex="9pt" fo:language="de" fo:country="DE"/>
    </style:style>
    <style:style style:name="P75" style:parent-style-name="TableContents" style:family="paragraph">
      <style:text-properties fo:font-size="9pt" style:font-size-asian="9pt" style:font-size-complex="9pt" fo:language="de" fo:country="DE"/>
    </style:style>
    <style:style style:name="P76" style:parent-style-name="TableContents" style:family="paragraph">
      <style:text-properties fo:font-size="9pt" style:font-size-asian="9pt" style:font-size-complex="9pt" fo:language="de" fo:country="DE"/>
    </style:style>
    <style:style style:name="P77" style:parent-style-name="TableContents" style:family="paragraph">
      <style:text-properties fo:font-size="9pt" style:font-size-asian="9pt" style:font-size-complex="9pt" fo:language="de" fo:country="DE"/>
    </style:style>
    <style:style style:name="P78" style:parent-style-name="TableContents" style:family="paragraph">
      <style:text-properties fo:font-size="9pt" style:font-size-asian="9pt" style:font-size-complex="9pt" fo:language="de" fo:country="DE"/>
    </style:style>
    <style:style style:name="P79" style:parent-style-name="TableContents" style:family="paragraph">
      <style:text-properties fo:font-size="9pt" style:font-size-asian="9pt" style:font-size-complex="9pt" fo:language="de" fo:country="DE"/>
    </style:style>
    <style:style style:name="P80" style:parent-style-name="TableContents" style:family="paragraph">
      <style:text-properties fo:font-size="9pt" style:font-size-asian="9pt" style:font-size-complex="9pt" fo:language="de" fo:country="DE"/>
    </style:style>
    <style:style style:name="P81" style:parent-style-name="TableContents" style:family="paragraph">
      <style:text-properties fo:font-size="9pt" style:font-size-asian="9pt" style:font-size-complex="9pt" fo:language="de" fo:country="DE"/>
    </style:style>
    <style:style style:name="P82" style:parent-style-name="TableContents" style:family="paragraph">
      <style:text-properties fo:font-size="9pt" style:font-size-asian="9pt" style:font-size-complex="9pt" fo:language="de" fo:country="DE"/>
    </style:style>
    <style:style style:name="P83" style:parent-style-name="TableContents" style:family="paragraph">
      <style:text-properties fo:font-size="9pt" style:font-size-asian="9pt" style:font-size-complex="9pt"/>
    </style:style>
    <style:style style:name="TableCell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5" style:parent-style-name="TableContents" style:family="paragraph">
      <style:text-properties fo:font-size="9pt" style:font-size-asian="9pt" style:font-size-complex="9pt"/>
    </style:style>
    <style:style style:name="P86" style:parent-style-name="TableContents" style:family="paragraph">
      <style:text-properties fo:font-size="9pt" style:font-size-asian="9pt" style:font-size-complex="9pt"/>
    </style:style>
    <style:style style:name="P87" style:parent-style-name="TableContents" style:family="paragraph">
      <style:text-properties fo:font-size="9pt" style:font-size-asian="9pt" style:font-size-complex="9pt"/>
    </style:style>
    <style:style style:name="P88" style:parent-style-name="TableContents" style:family="paragraph">
      <style:text-properties fo:font-size="9pt" style:font-size-asian="9pt" style:font-size-complex="9pt"/>
    </style:style>
    <style:style style:name="P89" style:parent-style-name="TableContents" style:family="paragraph">
      <style:text-properties fo:font-size="9pt" style:font-size-asian="9pt" style:font-size-complex="9pt"/>
    </style:style>
    <style:style style:name="P90" style:parent-style-name="TableContents" style:family="paragraph">
      <style:text-properties fo:font-size="9pt" style:font-size-asian="9pt" style:font-size-complex="9pt"/>
    </style:style>
    <style:style style:name="P91" style:parent-style-name="TableContents" style:family="paragraph">
      <style:text-properties fo:font-size="9pt" style:font-size-asian="9pt" style:font-size-complex="9pt"/>
    </style:style>
    <style:style style:name="P92" style:parent-style-name="TableContents" style:family="paragraph">
      <style:text-properties fo:font-size="9pt" style:font-size-asian="9pt" style:font-size-complex="9pt"/>
    </style:style>
    <style:style style:name="P93" style:parent-style-name="TableContents" style:family="paragraph">
      <style:text-properties fo:font-size="9pt" style:font-size-asian="9pt" style:font-size-complex="9pt"/>
    </style:style>
    <style:style style:name="P94" style:parent-style-name="TableContents" style:family="paragraph">
      <style:text-properties fo:font-size="9pt" style:font-size-asian="9pt" style:font-size-complex="9pt"/>
    </style:style>
    <style:style style:name="P95" style:parent-style-name="TableContents" style:family="paragraph">
      <style:text-properties fo:font-size="9pt" style:font-size-asian="9pt" style:font-size-complex="9pt"/>
    </style:style>
    <style:style style:name="P96" style:parent-style-name="TableContents" style:family="paragraph">
      <style:text-properties fo:font-size="9pt" style:font-size-asian="9pt" style:font-size-complex="9pt" fo:language="de" fo:country="DE"/>
    </style:style>
    <style:style style:name="P97" style:parent-style-name="TableContents" style:family="paragraph">
      <style:text-properties fo:font-size="9pt" style:font-size-asian="9pt" style:font-size-complex="9pt" fo:language="de" fo:country="DE"/>
    </style:style>
    <style:style style:name="P98" style:parent-style-name="TableContents" style:family="paragraph">
      <style:text-properties fo:font-size="9pt" style:font-size-asian="9pt" style:font-size-complex="9pt" fo:language="de" fo:country="DE"/>
    </style:style>
    <style:style style:name="P99" style:parent-style-name="TableContents" style:family="paragraph">
      <style:text-properties fo:font-size="9pt" style:font-size-asian="9pt" style:font-size-complex="9pt" fo:language="de" fo:country="DE"/>
    </style:style>
    <style:style style:name="P100" style:parent-style-name="TableContents" style:family="paragraph">
      <style:text-properties fo:font-size="9pt" style:font-size-asian="9pt" style:font-size-complex="9pt" fo:language="de" fo:country="DE"/>
    </style:style>
    <style:style style:name="P101" style:parent-style-name="TableContents" style:family="paragraph">
      <style:text-properties fo:font-size="9pt" style:font-size-asian="9pt" style:font-size-complex="9pt" fo:language="de" fo:country="DE"/>
    </style:style>
    <style:style style:name="P102" style:parent-style-name="TableContents" style:family="paragraph">
      <style:text-properties fo:font-size="9pt" style:font-size-asian="9pt" style:font-size-complex="9pt" fo:language="de" fo:country="DE"/>
    </style:style>
    <style:style style:name="P103" style:parent-style-name="TableContents" style:family="paragraph">
      <style:text-properties fo:font-size="9pt" style:font-size-asian="9pt" style:font-size-complex="9pt" fo:language="de" fo:country="DE"/>
    </style:style>
    <style:style style:name="P104" style:parent-style-name="TableContents" style:family="paragraph">
      <style:text-properties fo:font-size="9pt" style:font-size-asian="9pt" style:font-size-complex="9pt" fo:language="de" fo:country="DE"/>
    </style:style>
    <style:style style:name="P105" style:parent-style-name="TableContents" style:family="paragraph">
      <style:text-properties fo:font-size="9pt" style:font-size-asian="9pt" style:font-size-complex="9pt" fo:language="de" fo:country="DE"/>
    </style:style>
    <style:style style:name="P106" style:parent-style-name="TableContents" style:family="paragraph">
      <style:text-properties fo:font-size="9pt" style:font-size-asian="9pt" style:font-size-complex="9pt" fo:language="de" fo:country="DE"/>
    </style:style>
    <style:style style:name="P107" style:parent-style-name="TableContents" style:family="paragraph">
      <style:text-properties fo:font-size="9pt" style:font-size-asian="9pt" style:font-size-complex="9pt" fo:language="de" fo:country="DE"/>
    </style:style>
    <style:style style:name="P108" style:parent-style-name="TableContents" style:family="paragraph">
      <style:text-properties fo:font-size="9pt" style:font-size-asian="9pt" style:font-size-complex="9pt"/>
    </style:style>
    <style:style style:name="TableCell109" style:family="table-cell">
      <style:table-cell-properties fo:border="0.0034in solid #000000" style:writing-mode="lr-tb" fo:padding-top="0.0381in" fo:padding-left="0.0381in" fo:padding-bottom="0.0381in" fo:padding-right="0.0381in"/>
    </style:style>
    <style:style style:name="P110" style:parent-style-name="TableContents" style:family="paragraph">
      <style:text-properties fo:font-size="9pt" style:font-size-asian="9pt" style:font-size-complex="9pt"/>
    </style:style>
    <style:style style:name="P111" style:parent-style-name="TableContents" style:family="paragraph">
      <style:text-properties fo:font-size="9pt" style:font-size-asian="9pt" style:font-size-complex="9pt"/>
    </style:style>
    <style:style style:name="P112" style:parent-style-name="TableContents" style:family="paragraph">
      <style:text-properties fo:font-size="9pt" style:font-size-asian="9pt" style:font-size-complex="9pt"/>
    </style:style>
    <style:style style:name="P113" style:parent-style-name="TableContents" style:family="paragraph">
      <style:text-properties fo:font-size="9pt" style:font-size-asian="9pt" style:font-size-complex="9pt"/>
    </style:style>
    <style:style style:name="P114" style:parent-style-name="TableContents" style:family="paragraph">
      <style:text-properties fo:font-size="9pt" style:font-size-asian="9pt" style:font-size-complex="9pt"/>
    </style:style>
    <style:style style:name="P115" style:parent-style-name="TableContents" style:family="paragraph">
      <style:text-properties fo:font-size="9pt" style:font-size-asian="9pt" style:font-size-complex="9pt"/>
    </style:style>
    <style:style style:name="P116" style:parent-style-name="TableContents" style:family="paragraph">
      <style:text-properties fo:font-size="9pt" style:font-size-asian="9pt" style:font-size-complex="9pt"/>
    </style:style>
    <style:style style:name="P117" style:parent-style-name="TableContents" style:family="paragraph">
      <style:text-properties fo:font-size="9pt" style:font-size-asian="9pt" style:font-size-complex="9pt"/>
    </style:style>
    <style:style style:name="P118" style:parent-style-name="TableContents" style:family="paragraph">
      <style:text-properties fo:font-size="9pt" style:font-size-asian="9pt" style:font-size-complex="9pt"/>
    </style:style>
    <style:style style:name="P119" style:parent-style-name="TableContents" style:family="paragraph">
      <style:text-properties fo:font-size="9pt" style:font-size-asian="9pt" style:font-size-complex="9pt"/>
    </style:style>
    <style:style style:name="P120" style:parent-style-name="TableContents" style:family="paragraph">
      <style:text-properties fo:font-size="9pt" style:font-size-asian="9pt" style:font-size-complex="9pt"/>
    </style:style>
    <style:style style:name="P121" style:parent-style-name="TableContents" style:family="paragraph">
      <style:text-properties fo:font-size="9pt" style:font-size-asian="9pt" style:font-size-complex="9pt" fo:language="de" fo:country="DE"/>
    </style:style>
    <style:style style:name="P122" style:parent-style-name="TableContents" style:family="paragraph">
      <style:text-properties fo:font-size="9pt" style:font-size-asian="9pt" style:font-size-complex="9pt" fo:language="de" fo:country="DE"/>
    </style:style>
    <style:style style:name="P123" style:parent-style-name="TableContents" style:family="paragraph">
      <style:text-properties fo:font-size="9pt" style:font-size-asian="9pt" style:font-size-complex="9pt" fo:language="de" fo:country="DE"/>
    </style:style>
    <style:style style:name="P124" style:parent-style-name="TableContents" style:family="paragraph">
      <style:text-properties fo:font-size="9pt" style:font-size-asian="9pt" style:font-size-complex="9pt" fo:language="de" fo:country="DE"/>
    </style:style>
    <style:style style:name="P125" style:parent-style-name="TableContents" style:family="paragraph">
      <style:text-properties fo:font-size="9pt" style:font-size-asian="9pt" style:font-size-complex="9pt" fo:language="de" fo:country="DE"/>
    </style:style>
    <style:style style:name="P126" style:parent-style-name="TableContents" style:family="paragraph">
      <style:text-properties fo:font-size="9pt" style:font-size-asian="9pt" style:font-size-complex="9pt" fo:language="de" fo:country="DE"/>
    </style:style>
    <style:style style:name="P127" style:parent-style-name="TableContents" style:family="paragraph">
      <style:text-properties fo:font-size="9pt" style:font-size-asian="9pt" style:font-size-complex="9pt" fo:language="de" fo:country="DE"/>
    </style:style>
    <style:style style:name="P128" style:parent-style-name="TableContents" style:family="paragraph">
      <style:text-properties fo:font-size="9pt" style:font-size-asian="9pt" style:font-size-complex="9pt" fo:language="de" fo:country="DE"/>
    </style:style>
    <style:style style:name="P129" style:parent-style-name="TableContents" style:family="paragraph">
      <style:text-properties fo:font-size="9pt" style:font-size-asian="9pt" style:font-size-complex="9pt" fo:language="de" fo:country="DE"/>
    </style:style>
    <style:style style:name="P130" style:parent-style-name="TableContents" style:family="paragraph">
      <style:text-properties fo:font-size="9pt" style:font-size-asian="9pt" style:font-size-complex="9pt" fo:language="de" fo:country="DE"/>
    </style:style>
    <style:style style:name="P131" style:parent-style-name="TableContents" style:family="paragraph">
      <style:text-properties fo:font-size="9pt" style:font-size-asian="9pt" style:font-size-complex="9pt" fo:language="de" fo:country="DE"/>
    </style:style>
    <style:style style:name="P132" style:parent-style-name="TableContents" style:family="paragraph">
      <style:text-properties fo:font-size="9pt" style:font-size-asian="9pt" style:font-size-complex="9pt" fo:language="de" fo:country="DE"/>
    </style:style>
    <style:style style:name="P133" style:parent-style-name="TableContents" style:family="paragraph">
      <style:text-properties fo:font-size="9pt" style:font-size-asian="9pt" style:font-size-complex="9pt"/>
    </style:style>
    <style:style style:name="TableColumn135" style:family="table-column">
      <style:table-column-properties style:column-width="1.3854in" style:use-optimal-column-width="false"/>
    </style:style>
    <style:style style:name="TableColumn136" style:family="table-column">
      <style:table-column-properties style:column-width="1.3854in" style:use-optimal-column-width="false"/>
    </style:style>
    <style:style style:name="TableColumn137" style:family="table-column">
      <style:table-column-properties style:column-width="1.3847in" style:use-optimal-column-width="false"/>
    </style:style>
    <style:style style:name="TableColumn138" style:family="table-column">
      <style:table-column-properties style:column-width="1.3847in" style:use-optimal-column-width="false"/>
    </style:style>
    <style:style style:name="TableColumn139" style:family="table-column">
      <style:table-column-properties style:column-width="1.3847in" style:use-optimal-column-width="false"/>
    </style:style>
    <style:style style:name="Table134" style:family="table">
      <style:table-properties style:width="6.925in" fo:margin-left="0in" table:align="left"/>
    </style:style>
    <style:style style:name="TableRow140" style:family="table-row">
      <style:table-row-properties style:use-optimal-row-height="false"/>
    </style:style>
    <style:style style:name="TableCell1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text-properties fo:font-size="10pt" style:font-size-asian="10pt" style:font-size-complex="10pt"/>
    </style:style>
    <style:style style:name="P143" style:parent-style-name="TableContents" style:family="paragraph">
      <style:text-properties fo:font-size="10pt" style:font-size-asian="10pt" style:font-size-complex="10pt"/>
    </style:style>
    <style:style style:name="P144" style:parent-style-name="TableContents" style:family="paragraph">
      <style:text-properties fo:font-size="10pt" style:font-size-asian="10pt" style:font-size-complex="10pt"/>
    </style:style>
    <style:style style:name="P145" style:parent-style-name="TableContents" style:family="paragraph">
      <style:text-properties fo:font-size="10pt" style:font-size-asian="10pt" style:font-size-complex="10pt"/>
    </style:style>
    <style:style style:name="P146" style:parent-style-name="TableContents" style:family="paragraph">
      <style:text-properties fo:font-size="10pt" style:font-size-asian="10pt" style:font-size-complex="10pt"/>
    </style:style>
    <style:style style:name="P147" style:parent-style-name="TableContents" style:family="paragraph">
      <style:text-properties fo:font-size="10pt" style:font-size-asian="10pt" style:font-size-complex="10pt"/>
    </style:style>
    <style:style style:name="P148" style:parent-style-name="TableContents" style:family="paragraph">
      <style:text-properties fo:font-size="10pt" style:font-size-asian="10pt" style:font-size-complex="10pt"/>
    </style:style>
    <style:style style:name="P149" style:parent-style-name="TableContents" style:family="paragraph">
      <style:text-properties fo:font-size="10pt" style:font-size-asian="10pt" style:font-size-complex="10pt"/>
    </style:style>
    <style:style style:name="P150" style:parent-style-name="TableContents" style:family="paragraph">
      <style:text-properties fo:font-size="10pt" style:font-size-asian="10pt" style:font-size-complex="10pt"/>
    </style:style>
    <style:style style:name="P151" style:parent-style-name="TableContents" style:family="paragraph">
      <style:text-properties fo:font-size="10pt" style:font-size-asian="10pt" style:font-size-complex="10pt"/>
    </style:style>
    <style:style style:name="P152" style:parent-style-name="TableContents" style:family="paragraph">
      <style:text-properties fo:font-size="10pt" style:font-size-asian="10pt" style:font-size-complex="10pt"/>
    </style:style>
    <style:style style:name="P153" style:parent-style-name="TableContents" style:family="paragraph">
      <style:text-properties fo:font-size="10pt" style:font-size-asian="10pt" style:font-size-complex="10pt"/>
    </style:style>
    <style:style style:name="P154" style:parent-style-name="TableContents" style:family="paragraph">
      <style:text-properties fo:font-size="10pt" style:font-size-asian="10pt" style:font-size-complex="10pt"/>
    </style:style>
    <style:style style:name="P155" style:parent-style-name="TableContents" style:family="paragraph">
      <style:text-properties fo:font-size="10pt" style:font-size-asian="10pt" style:font-size-complex="10pt"/>
    </style:style>
    <style:style style:name="P156" style:parent-style-name="TableContents" style:family="paragraph">
      <style:text-properties fo:font-size="10pt" style:font-size-asian="10pt" style:font-size-complex="10pt"/>
    </style:style>
    <style:style style:name="P157" style:parent-style-name="TableContents" style:family="paragraph">
      <style:text-properties fo:font-size="10pt" style:font-size-asian="10pt" style:font-size-complex="10pt"/>
    </style:style>
    <style:style style:name="P158" style:parent-style-name="TableContents" style:family="paragraph">
      <style:text-properties fo:font-size="10pt" style:font-size-asian="10pt" style:font-size-complex="10pt"/>
    </style:style>
    <style:style style:name="P159" style:parent-style-name="TableContents" style:family="paragraph">
      <style:text-properties fo:font-size="10pt" style:font-size-asian="10pt" style:font-size-complex="10pt"/>
    </style:style>
    <style:style style:name="P160" style:parent-style-name="TableContents" style:family="paragraph">
      <style:text-properties fo:font-size="10pt" style:font-size-asian="10pt" style:font-size-complex="10pt"/>
    </style:style>
    <style:style style:name="P161" style:parent-style-name="TableContents" style:family="paragraph">
      <style:text-properties fo:font-size="10pt" style:font-size-asian="10pt" style:font-size-complex="10pt"/>
    </style:style>
    <style:style style:name="P162" style:parent-style-name="TableContents" style:family="paragraph">
      <style:text-properties fo:font-size="10pt" style:font-size-asian="10pt" style:font-size-complex="10pt"/>
    </style:style>
    <style:style style:name="P163" style:parent-style-name="TableContents" style:family="paragraph">
      <style:text-properties fo:font-size="10pt" style:font-size-asian="10pt" style:font-size-complex="10pt"/>
    </style:style>
    <style:style style:name="P164" style:parent-style-name="TableContents" style:family="paragraph">
      <style:text-properties fo:font-size="10pt" style:font-size-asian="10pt" style:font-size-complex="10pt"/>
    </style:style>
    <style:style style:name="TableCell1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text-properties fo:font-size="10pt" style:font-size-asian="10pt" style:font-size-complex="10pt"/>
    </style:style>
    <style:style style:name="P167" style:parent-style-name="TableContents" style:family="paragraph">
      <style:text-properties fo:font-size="10pt" style:font-size-asian="10pt" style:font-size-complex="10pt"/>
    </style:style>
    <style:style style:name="P168" style:parent-style-name="TableContents" style:family="paragraph">
      <style:text-properties fo:font-size="10pt" style:font-size-asian="10pt" style:font-size-complex="10pt"/>
    </style:style>
    <style:style style:name="P169" style:parent-style-name="TableContents" style:family="paragraph">
      <style:text-properties fo:font-size="10pt" style:font-size-asian="10pt" style:font-size-complex="10pt"/>
    </style:style>
    <style:style style:name="P170" style:parent-style-name="TableContents" style:family="paragraph">
      <style:text-properties fo:font-size="10pt" style:font-size-asian="10pt" style:font-size-complex="10pt"/>
    </style:style>
    <style:style style:name="P171" style:parent-style-name="TableContents" style:family="paragraph">
      <style:text-properties fo:font-size="10pt" style:font-size-asian="10pt" style:font-size-complex="10pt"/>
    </style:style>
    <style:style style:name="P172" style:parent-style-name="TableContents" style:family="paragraph">
      <style:text-properties fo:font-size="10pt" style:font-size-asian="10pt" style:font-size-complex="10pt"/>
    </style:style>
    <style:style style:name="P173" style:parent-style-name="TableContents" style:family="paragraph">
      <style:text-properties fo:font-size="10pt" style:font-size-asian="10pt" style:font-size-complex="10pt"/>
    </style:style>
    <style:style style:name="P174" style:parent-style-name="TableContents" style:family="paragraph">
      <style:text-properties fo:font-size="10pt" style:font-size-asian="10pt" style:font-size-complex="10pt"/>
    </style:style>
    <style:style style:name="P175" style:parent-style-name="TableContents" style:family="paragraph">
      <style:text-properties fo:font-size="10pt" style:font-size-asian="10pt" style:font-size-complex="10pt"/>
    </style:style>
    <style:style style:name="P176" style:parent-style-name="TableContents" style:family="paragraph">
      <style:text-properties fo:font-size="10pt" style:font-size-asian="10pt" style:font-size-complex="10pt"/>
    </style:style>
    <style:style style:name="P177" style:parent-style-name="TableContents" style:family="paragraph">
      <style:text-properties fo:font-size="10pt" style:font-size-asian="10pt" style:font-size-complex="10pt"/>
    </style:style>
    <style:style style:name="P178" style:parent-style-name="TableContents" style:family="paragraph">
      <style:text-properties fo:font-size="10pt" style:font-size-asian="10pt" style:font-size-complex="10pt"/>
    </style:style>
    <style:style style:name="P179" style:parent-style-name="TableContents" style:family="paragraph">
      <style:text-properties fo:font-size="10pt" style:font-size-asian="10pt" style:font-size-complex="10pt"/>
    </style:style>
    <style:style style:name="P180" style:parent-style-name="TableContents" style:family="paragraph">
      <style:text-properties fo:font-size="10pt" style:font-size-asian="10pt" style:font-size-complex="10pt"/>
    </style:style>
    <style:style style:name="P181" style:parent-style-name="TableContents" style:family="paragraph">
      <style:text-properties fo:font-size="10pt" style:font-size-asian="10pt" style:font-size-complex="10pt"/>
    </style:style>
    <style:style style:name="P182" style:parent-style-name="TableContents" style:family="paragraph">
      <style:text-properties fo:font-size="10pt" style:font-size-asian="10pt" style:font-size-complex="10pt"/>
    </style:style>
    <style:style style:name="P183" style:parent-style-name="TableContents" style:family="paragraph">
      <style:text-properties fo:font-size="10pt" style:font-size-asian="10pt" style:font-size-complex="10pt"/>
    </style:style>
    <style:style style:name="P184" style:parent-style-name="TableContents" style:family="paragraph">
      <style:text-properties fo:font-size="10pt" style:font-size-asian="10pt" style:font-size-complex="10pt"/>
    </style:style>
    <style:style style:name="P185" style:parent-style-name="TableContents" style:family="paragraph">
      <style:text-properties fo:font-size="10pt" style:font-size-asian="10pt" style:font-size-complex="10pt"/>
    </style:style>
    <style:style style:name="P186" style:parent-style-name="TableContents" style:family="paragraph">
      <style:text-properties fo:font-size="10pt" style:font-size-asian="10pt" style:font-size-complex="10pt"/>
    </style:style>
    <style:style style:name="P187" style:parent-style-name="TableContents" style:family="paragraph">
      <style:text-properties fo:font-size="10pt" style:font-size-asian="10pt" style:font-size-complex="10pt"/>
    </style:style>
    <style:style style:name="P188" style:parent-style-name="TableContents" style:family="paragraph">
      <style:text-properties fo:font-size="10pt" style:font-size-asian="10pt" style:font-size-complex="10pt"/>
    </style:style>
    <style:style style:name="TableCell1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0" style:parent-style-name="TableContents" style:family="paragraph">
      <style:text-properties fo:font-size="10pt" style:font-size-asian="10pt" style:font-size-complex="10pt"/>
    </style:style>
    <style:style style:name="P191" style:parent-style-name="TableContents" style:family="paragraph">
      <style:text-properties fo:font-size="10pt" style:font-size-asian="10pt" style:font-size-complex="10pt"/>
    </style:style>
    <style:style style:name="P192" style:parent-style-name="TableContents" style:family="paragraph">
      <style:text-properties fo:font-size="10pt" style:font-size-asian="10pt" style:font-size-complex="10pt"/>
    </style:style>
    <style:style style:name="P193" style:parent-style-name="TableContents" style:family="paragraph">
      <style:text-properties fo:font-size="10pt" style:font-size-asian="10pt" style:font-size-complex="10pt"/>
    </style:style>
    <style:style style:name="P194" style:parent-style-name="TableContents" style:family="paragraph">
      <style:text-properties fo:font-size="10pt" style:font-size-asian="10pt" style:font-size-complex="10pt"/>
    </style:style>
    <style:style style:name="P195" style:parent-style-name="TableContents" style:family="paragraph">
      <style:text-properties fo:font-size="10pt" style:font-size-asian="10pt" style:font-size-complex="10pt"/>
    </style:style>
    <style:style style:name="P196" style:parent-style-name="TableContents" style:family="paragraph">
      <style:text-properties fo:font-size="10pt" style:font-size-asian="10pt" style:font-size-complex="10pt"/>
    </style:style>
    <style:style style:name="P197" style:parent-style-name="TableContents" style:family="paragraph">
      <style:text-properties fo:font-size="10pt" style:font-size-asian="10pt" style:font-size-complex="10pt"/>
    </style:style>
    <style:style style:name="P198" style:parent-style-name="TableContents" style:family="paragraph">
      <style:text-properties fo:font-size="10pt" style:font-size-asian="10pt" style:font-size-complex="10pt"/>
    </style:style>
    <style:style style:name="P199" style:parent-style-name="TableContents" style:family="paragraph">
      <style:text-properties fo:font-size="10pt" style:font-size-asian="10pt" style:font-size-complex="10pt"/>
    </style:style>
    <style:style style:name="P200" style:parent-style-name="TableContents" style:family="paragraph">
      <style:text-properties fo:font-size="10pt" style:font-size-asian="10pt" style:font-size-complex="10pt"/>
    </style:style>
    <style:style style:name="P201" style:parent-style-name="TableContents" style:family="paragraph">
      <style:text-properties fo:font-size="10pt" style:font-size-asian="10pt" style:font-size-complex="10pt"/>
    </style:style>
    <style:style style:name="P202" style:parent-style-name="TableContents" style:family="paragraph">
      <style:text-properties fo:font-size="10pt" style:font-size-asian="10pt" style:font-size-complex="10pt"/>
    </style:style>
    <style:style style:name="P203" style:parent-style-name="TableContents" style:family="paragraph">
      <style:text-properties fo:font-size="10pt" style:font-size-asian="10pt" style:font-size-complex="10pt"/>
    </style:style>
    <style:style style:name="P204" style:parent-style-name="TableContents" style:family="paragraph">
      <style:text-properties fo:font-size="10pt" style:font-size-asian="10pt" style:font-size-complex="10pt"/>
    </style:style>
    <style:style style:name="P205" style:parent-style-name="TableContents" style:family="paragraph">
      <style:text-properties fo:font-size="10pt" style:font-size-asian="10pt" style:font-size-complex="10pt"/>
    </style:style>
    <style:style style:name="P206" style:parent-style-name="TableContents" style:family="paragraph">
      <style:text-properties fo:font-size="10pt" style:font-size-asian="10pt" style:font-size-complex="10pt"/>
    </style:style>
    <style:style style:name="P207" style:parent-style-name="TableContents" style:family="paragraph">
      <style:text-properties fo:font-size="10pt" style:font-size-asian="10pt" style:font-size-complex="10pt"/>
    </style:style>
    <style:style style:name="P208" style:parent-style-name="TableContents" style:family="paragraph">
      <style:text-properties fo:font-size="10pt" style:font-size-asian="10pt" style:font-size-complex="10pt"/>
    </style:style>
    <style:style style:name="P209" style:parent-style-name="TableContents" style:family="paragraph">
      <style:text-properties fo:font-size="10pt" style:font-size-asian="10pt" style:font-size-complex="10pt"/>
    </style:style>
    <style:style style:name="P210" style:parent-style-name="TableContents" style:family="paragraph">
      <style:text-properties fo:font-size="10pt" style:font-size-asian="10pt" style:font-size-complex="10pt"/>
    </style:style>
    <style:style style:name="P211" style:parent-style-name="TableContents" style:family="paragraph">
      <style:text-properties fo:font-size="10pt" style:font-size-asian="10pt" style:font-size-complex="10pt"/>
    </style:style>
    <style:style style:name="P212" style:parent-style-name="TableContents" style:family="paragraph">
      <style:text-properties fo:font-size="10pt" style:font-size-asian="10pt" style:font-size-complex="10pt"/>
    </style:style>
    <style:style style:name="TableCell2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4" style:parent-style-name="TableContents" style:family="paragraph">
      <style:text-properties fo:font-size="10pt" style:font-size-asian="10pt" style:font-size-complex="10pt"/>
    </style:style>
    <style:style style:name="P215" style:parent-style-name="TableContents" style:family="paragraph">
      <style:text-properties fo:font-size="10pt" style:font-size-asian="10pt" style:font-size-complex="10pt"/>
    </style:style>
    <style:style style:name="P216" style:parent-style-name="TableContents" style:family="paragraph">
      <style:text-properties fo:font-size="10pt" style:font-size-asian="10pt" style:font-size-complex="10pt"/>
    </style:style>
    <style:style style:name="P217" style:parent-style-name="TableContents" style:family="paragraph">
      <style:text-properties fo:font-size="10pt" style:font-size-asian="10pt" style:font-size-complex="10pt"/>
    </style:style>
    <style:style style:name="P218" style:parent-style-name="TableContents" style:family="paragraph">
      <style:text-properties fo:font-size="10pt" style:font-size-asian="10pt" style:font-size-complex="10pt"/>
    </style:style>
    <style:style style:name="P219" style:parent-style-name="TableContents" style:family="paragraph">
      <style:text-properties fo:font-size="10pt" style:font-size-asian="10pt" style:font-size-complex="10pt"/>
    </style:style>
    <style:style style:name="P220" style:parent-style-name="TableContents" style:family="paragraph">
      <style:text-properties fo:font-size="10pt" style:font-size-asian="10pt" style:font-size-complex="10pt"/>
    </style:style>
    <style:style style:name="P221" style:parent-style-name="TableContents" style:family="paragraph">
      <style:text-properties fo:font-size="10pt" style:font-size-asian="10pt" style:font-size-complex="10pt"/>
    </style:style>
    <style:style style:name="P222" style:parent-style-name="TableContents" style:family="paragraph">
      <style:text-properties fo:font-size="10pt" style:font-size-asian="10pt" style:font-size-complex="10pt"/>
    </style:style>
    <style:style style:name="P223" style:parent-style-name="TableContents" style:family="paragraph">
      <style:text-properties fo:font-size="10pt" style:font-size-asian="10pt" style:font-size-complex="10pt"/>
    </style:style>
    <style:style style:name="P224" style:parent-style-name="TableContents" style:family="paragraph">
      <style:text-properties fo:font-size="10pt" style:font-size-asian="10pt" style:font-size-complex="10pt"/>
    </style:style>
    <style:style style:name="P225" style:parent-style-name="TableContents" style:family="paragraph">
      <style:text-properties fo:font-size="10pt" style:font-size-asian="10pt" style:font-size-complex="10pt"/>
    </style:style>
    <style:style style:name="P226" style:parent-style-name="TableContents" style:family="paragraph">
      <style:text-properties fo:font-size="10pt" style:font-size-asian="10pt" style:font-size-complex="10pt"/>
    </style:style>
    <style:style style:name="P227" style:parent-style-name="TableContents" style:family="paragraph">
      <style:text-properties fo:font-size="10pt" style:font-size-asian="10pt" style:font-size-complex="10pt"/>
    </style:style>
    <style:style style:name="P228" style:parent-style-name="TableContents" style:family="paragraph">
      <style:text-properties fo:font-size="10pt" style:font-size-asian="10pt" style:font-size-complex="10pt"/>
    </style:style>
    <style:style style:name="P229" style:parent-style-name="TableContents" style:family="paragraph">
      <style:text-properties fo:font-size="10pt" style:font-size-asian="10pt" style:font-size-complex="10pt"/>
    </style:style>
    <style:style style:name="P230" style:parent-style-name="TableContents" style:family="paragraph">
      <style:text-properties fo:font-size="10pt" style:font-size-asian="10pt" style:font-size-complex="10pt"/>
    </style:style>
    <style:style style:name="P231" style:parent-style-name="TableContents" style:family="paragraph">
      <style:text-properties fo:font-size="10pt" style:font-size-asian="10pt" style:font-size-complex="10pt"/>
    </style:style>
    <style:style style:name="P232" style:parent-style-name="TableContents" style:family="paragraph">
      <style:text-properties fo:font-size="10pt" style:font-size-asian="10pt" style:font-size-complex="10pt"/>
    </style:style>
    <style:style style:name="P233" style:parent-style-name="TableContents" style:family="paragraph">
      <style:text-properties fo:font-size="10pt" style:font-size-asian="10pt" style:font-size-complex="10pt"/>
    </style:style>
    <style:style style:name="P234" style:parent-style-name="TableContents" style:family="paragraph">
      <style:text-properties fo:font-size="10pt" style:font-size-asian="10pt" style:font-size-complex="10pt"/>
    </style:style>
    <style:style style:name="P235" style:parent-style-name="TableContents" style:family="paragraph">
      <style:text-properties fo:font-size="10pt" style:font-size-asian="10pt" style:font-size-complex="10pt"/>
    </style:style>
    <style:style style:name="P236" style:parent-style-name="TableContents" style:family="paragraph">
      <style:text-properties fo:font-size="10pt" style:font-size-asian="10pt" style:font-size-complex="10pt"/>
    </style:style>
    <style:style style:name="TableCell237" style:family="table-cell">
      <style:table-cell-properties fo:border="0.0034in solid #000000" style:writing-mode="lr-tb" fo:padding-top="0.0381in" fo:padding-left="0.0381in" fo:padding-bottom="0.0381in" fo:padding-right="0.0381in"/>
    </style:style>
    <style:style style:name="P238" style:parent-style-name="TableContents" style:family="paragraph">
      <style:text-properties fo:font-size="10pt" style:font-size-asian="10pt" style:font-size-complex="10pt"/>
    </style:style>
    <style:style style:name="P239" style:parent-style-name="TableContents" style:family="paragraph">
      <style:text-properties fo:font-size="10pt" style:font-size-asian="10pt" style:font-size-complex="10pt"/>
    </style:style>
    <style:style style:name="P240" style:parent-style-name="TableContents" style:family="paragraph">
      <style:text-properties fo:font-size="10pt" style:font-size-asian="10pt" style:font-size-complex="10pt"/>
    </style:style>
    <style:style style:name="P241" style:parent-style-name="TableContents" style:family="paragraph">
      <style:text-properties fo:font-size="10pt" style:font-size-asian="10pt" style:font-size-complex="10pt"/>
    </style:style>
    <style:style style:name="P242" style:parent-style-name="TableContents" style:family="paragraph">
      <style:text-properties fo:font-size="10pt" style:font-size-asian="10pt" style:font-size-complex="10pt"/>
    </style:style>
    <style:style style:name="P243" style:parent-style-name="TableContents" style:family="paragraph">
      <style:text-properties fo:font-size="10pt" style:font-size-asian="10pt" style:font-size-complex="10pt"/>
    </style:style>
    <style:style style:name="P244" style:parent-style-name="TableContents" style:family="paragraph">
      <style:text-properties fo:font-size="10pt" style:font-size-asian="10pt" style:font-size-complex="10pt"/>
    </style:style>
    <style:style style:name="P245" style:parent-style-name="TableContents" style:family="paragraph">
      <style:text-properties fo:font-size="10pt" style:font-size-asian="10pt" style:font-size-complex="10pt"/>
    </style:style>
    <style:style style:name="P246" style:parent-style-name="TableContents" style:family="paragraph">
      <style:text-properties fo:font-size="10pt" style:font-size-asian="10pt" style:font-size-complex="10pt"/>
    </style:style>
    <style:style style:name="P247" style:parent-style-name="TableContents" style:family="paragraph">
      <style:text-properties fo:font-size="10pt" style:font-size-asian="10pt" style:font-size-complex="10pt"/>
    </style:style>
    <style:style style:name="P248" style:parent-style-name="TableContents" style:family="paragraph">
      <style:text-properties fo:font-size="10pt" style:font-size-asian="10pt" style:font-size-complex="10pt"/>
    </style:style>
    <style:style style:name="P249" style:parent-style-name="TableContents" style:family="paragraph">
      <style:text-properties fo:font-size="10pt" style:font-size-asian="10pt" style:font-size-complex="10pt"/>
    </style:style>
    <style:style style:name="P250" style:parent-style-name="TableContents" style:family="paragraph">
      <style:text-properties fo:font-size="10pt" style:font-size-asian="10pt" style:font-size-complex="10pt"/>
    </style:style>
    <style:style style:name="P251" style:parent-style-name="TableContents" style:family="paragraph">
      <style:text-properties fo:font-size="10pt" style:font-size-asian="10pt" style:font-size-complex="10pt"/>
    </style:style>
    <style:style style:name="P252" style:parent-style-name="TableContents" style:family="paragraph">
      <style:text-properties fo:font-size="10pt" style:font-size-asian="10pt" style:font-size-complex="10pt"/>
    </style:style>
    <style:style style:name="P253" style:parent-style-name="TableContents" style:family="paragraph">
      <style:text-properties fo:font-size="10pt" style:font-size-asian="10pt" style:font-size-complex="10pt"/>
    </style:style>
    <style:style style:name="P254" style:parent-style-name="TableContents" style:family="paragraph">
      <style:text-properties fo:font-size="10pt" style:font-size-asian="10pt" style:font-size-complex="10pt"/>
    </style:style>
    <style:style style:name="P255" style:parent-style-name="TableContents" style:family="paragraph">
      <style:text-properties fo:font-size="10pt" style:font-size-asian="10pt" style:font-size-complex="10pt"/>
    </style:style>
    <style:style style:name="P256" style:parent-style-name="TableContents" style:family="paragraph">
      <style:text-properties fo:font-size="10pt" style:font-size-asian="10pt" style:font-size-complex="10pt"/>
    </style:style>
    <style:style style:name="P257" style:parent-style-name="TableContents" style:family="paragraph">
      <style:text-properties fo:font-size="10pt" style:font-size-asian="10pt" style:font-size-complex="10pt"/>
    </style:style>
    <style:style style:name="P258" style:parent-style-name="TableContents" style:family="paragraph">
      <style:text-properties fo:font-size="10pt" style:font-size-asian="10pt" style:font-size-complex="10pt"/>
    </style:style>
    <style:style style:name="P259" style:parent-style-name="TableContents" style:family="paragraph">
      <style:text-properties fo:font-size="10pt" style:font-size-asian="10pt" style:font-size-complex="10pt"/>
    </style:style>
    <style:style style:name="P260" style:parent-style-name="TableContents" style:family="paragraph">
      <style:text-properties fo:font-size="10pt" style:font-size-asian="10pt" style:font-size-complex="10pt"/>
    </style:style>
    <style:style style:name="P261" style:parent-style-name="Standard" style:family="paragraph">
      <style:text-properties fo:background-color="#FFFF00"/>
    </style:style>
    <style:style style:name="T262" style:parent-style-name="DefaultParagraphFont" style:family="text">
      <style:text-properties fo:background-color="#FFFF00"/>
    </style:style>
    <style:style style:name="T263" style:parent-style-name="DefaultParagraphFont" style:family="text">
      <style:text-properties fo:background-color="#FFFF00"/>
    </style:style>
    <style:style style:name="T264" style:parent-style-name="DefaultParagraphFont" style:family="text">
      <style:text-properties fo:background-color="#FFFF00"/>
    </style:style>
    <style:style style:name="T265" style:parent-style-name="DefaultParagraphFont" style:family="text">
      <style:text-properties fo:background-color="#FFFF00"/>
    </style:style>
    <style:style style:name="T266" style:parent-style-name="DefaultParagraphFont" style:family="text">
      <style:text-properties fo:background-color="#FFFF00"/>
    </style:style>
    <style:style style:name="T267" style:parent-style-name="DefaultParagraphFont" style:family="text">
      <style:text-properties fo:background-color="#FFFF00"/>
    </style:style>
    <style:style style:name="T268" style:parent-style-name="DefaultParagraphFont" style:family="text">
      <style:text-properties fo:background-color="#FFFF00"/>
    </style:style>
    <style:style style:name="T269" style:parent-style-name="DefaultParagraphFont" style:family="text">
      <style:text-properties fo:background-color="#FFFF00"/>
    </style:style>
    <style:style style:name="T270" style:parent-style-name="DefaultParagraphFont" style:family="text">
      <style:text-properties fo:background-color="#FFFF00"/>
    </style:style>
    <style:style style:name="T271" style:parent-style-name="DefaultParagraphFont" style:family="text">
      <style:text-properties fo:background-color="#FFFF00"/>
    </style:style>
    <style:style style:name="T272" style:parent-style-name="DefaultParagraphFont" style:family="text">
      <style:text-properties fo:background-color="#FFFF00"/>
    </style:style>
    <style:style style:name="T273" style:parent-style-name="DefaultParagraphFont" style:family="text">
      <style:text-properties fo:background-color="#FFFF00"/>
    </style:style>
    <style:style style:name="T274" style:parent-style-name="DefaultParagraphFont" style:family="text">
      <style:text-properties fo:background-color="#FFFF00"/>
    </style:style>
    <style:style style:name="T275" style:parent-style-name="DefaultParagraphFont" style:family="text">
      <style:text-properties fo:background-color="#FFFF00"/>
    </style:style>
    <style:style style:name="T276" style:parent-style-name="DefaultParagraphFont" style:family="text">
      <style:text-properties fo:background-color="#FFFF00"/>
    </style:style>
    <style:style style:name="T277" style:parent-style-name="DefaultParagraphFont" style:family="text">
      <style:text-properties fo:background-color="#FFFF00"/>
    </style:style>
    <style:style style:name="T278" style:parent-style-name="DefaultParagraphFont" style:family="text">
      <style:text-properties fo:background-color="#FFFF00"/>
    </style:style>
    <style:style style:name="T279" style:parent-style-name="DefaultParagraphFont" style:family="text">
      <style:text-properties fo:background-color="#FFFF00"/>
    </style:style>
    <style:style style:name="T280" style:parent-style-name="DefaultParagraphFont" style:family="text">
      <style:text-properties fo:background-color="#FFFF00"/>
    </style:style>
    <style:style style:name="T281" style:parent-style-name="DefaultParagraphFont" style:family="text">
      <style:text-properties fo:background-color="#FFFF00"/>
    </style:style>
    <style:style style:name="T282" style:parent-style-name="DefaultParagraphFont" style:family="text">
      <style:text-properties fo:background-color="#FFFF00"/>
    </style:style>
    <style:style style:name="T283" style:parent-style-name="DefaultParagraphFont" style:family="text">
      <style:text-properties fo:background-color="#FFFF00"/>
    </style:style>
    <style:style style:name="T284" style:parent-style-name="DefaultParagraphFont" style:family="text">
      <style:text-properties fo:background-color="#FFFF00"/>
    </style:style>
    <style:style style:name="T285" style:parent-style-name="DefaultParagraphFont" style:family="text">
      <style:text-properties fo:background-color="#FFFF00"/>
    </style:style>
    <style:style style:name="T286" style:parent-style-name="DefaultParagraphFont" style:family="text">
      <style:text-properties fo:background-color="#FFFF00"/>
    </style:style>
    <style:style style:name="T287" style:parent-style-name="DefaultParagraphFont" style:family="text">
      <style:text-properties fo:background-color="#FFFF00"/>
    </style:style>
    <style:style style:name="T288" style:parent-style-name="DefaultParagraphFont" style:family="text">
      <style:text-properties fo:background-color="#FFFF00"/>
    </style:style>
    <style:style style:name="T289" style:parent-style-name="DefaultParagraphFont" style:family="text">
      <style:text-properties fo:background-color="#FFFF00"/>
    </style:style>
    <style:style style:name="T290" style:parent-style-name="DefaultParagraphFont" style:family="text">
      <style:text-properties fo:background-color="#FFFF00"/>
    </style:style>
    <style:style style:name="T291" style:parent-style-name="DefaultParagraphFont" style:family="text">
      <style:text-properties fo:background-color="#FFFF00"/>
    </style:style>
    <style:style style:name="T292" style:parent-style-name="DefaultParagraphFont" style:family="text">
      <style:text-properties fo:background-color="#FFFF00"/>
    </style:style>
    <style:style style:name="T293" style:parent-style-name="DefaultParagraphFont" style:family="text">
      <style:text-properties fo:background-color="#FFFF00"/>
    </style:style>
    <style:style style:name="T294" style:parent-style-name="DefaultParagraphFont" style:family="text">
      <style:text-properties fo:background-color="#FFFF00"/>
    </style:style>
    <style:style style:name="T295" style:parent-style-name="DefaultParagraphFont" style:family="text">
      <style:text-properties fo:background-color="#FFFF00"/>
    </style:style>
    <style:style style:name="T296" style:parent-style-name="DefaultParagraphFont" style:family="text">
      <style:text-properties fo:background-color="#FFFF00"/>
    </style:style>
    <style:style style:name="T297" style:parent-style-name="DefaultParagraphFont" style:family="text">
      <style:text-properties fo:background-color="#FFFF00"/>
    </style:style>
    <style:style style:name="T298" style:parent-style-name="DefaultParagraphFont" style:family="text">
      <style:text-properties fo:background-color="#FFFF00"/>
    </style:style>
    <style:style style:name="T299" style:parent-style-name="DefaultParagraphFont" style:family="text">
      <style:text-properties fo:background-color="#FFFF00"/>
    </style:style>
    <style:style style:name="T300" style:parent-style-name="DefaultParagraphFont" style:family="text">
      <style:text-properties fo:background-color="#FFFF00"/>
    </style:style>
    <style:style style:name="T301" style:parent-style-name="DefaultParagraphFont" style:family="text">
      <style:text-properties fo:background-color="#FFFF00"/>
    </style:style>
    <style:style style:name="T302" style:parent-style-name="DefaultParagraphFont" style:family="text">
      <style:text-properties fo:background-color="#FFFF00"/>
    </style:style>
    <style:style style:name="T303" style:parent-style-name="DefaultParagraphFont" style:family="text">
      <style:text-properties fo:background-color="#FFFF00"/>
    </style:style>
    <style:style style:name="T304" style:parent-style-name="DefaultParagraphFont" style:family="text">
      <style:text-properties fo:background-color="#FFFF00"/>
    </style:style>
    <style:style style:name="T305" style:parent-style-name="DefaultParagraphFont" style:family="text">
      <style:text-properties fo:background-color="#FFFF00"/>
    </style:style>
    <style:style style:name="T306" style:parent-style-name="DefaultParagraphFont" style:family="text">
      <style:text-properties fo:background-color="#FFFF00"/>
    </style:style>
    <style:style style:name="T307" style:parent-style-name="DefaultParagraphFont" style:family="text">
      <style:text-properties fo:background-color="#FFFF00"/>
    </style:style>
    <style:style style:name="T308" style:parent-style-name="DefaultParagraphFont" style:family="text">
      <style:text-properties fo:background-color="#FFFF00"/>
    </style:style>
    <style:style style:name="T309" style:parent-style-name="DefaultParagraphFont" style:family="text">
      <style:text-properties fo:background-color="#FFFF00"/>
    </style:style>
    <style:style style:name="T310" style:parent-style-name="DefaultParagraphFont" style:family="text">
      <style:text-properties fo:background-color="#FFFF00"/>
    </style:style>
    <style:style style:name="T311" style:parent-style-name="DefaultParagraphFont" style:family="text">
      <style:text-properties fo:background-color="#FFFF00"/>
    </style:style>
    <style:style style:name="T312" style:parent-style-name="DefaultParagraphFont" style:family="text">
      <style:text-properties fo:background-color="#FFFF00"/>
    </style:style>
    <style:style style:name="T313" style:parent-style-name="DefaultParagraphFont" style:family="text">
      <style:text-properties fo:background-color="#FFFF00"/>
    </style:style>
    <style:style style:name="T314" style:parent-style-name="DefaultParagraphFont" style:family="text">
      <style:text-properties fo:background-color="#FFFF00"/>
    </style:style>
    <style:style style:name="T315" style:parent-style-name="DefaultParagraphFont" style:family="text">
      <style:text-properties fo:background-color="#FFFF00"/>
    </style:style>
  </office:automatic-styles>
  <office:body>
    <office:text text:use-soft-page-breaks="true">
      <text:p text:style-name="P1">Final project</text:p>
      <text:p text:style-name="Standard"/>
      <text:p text:style-name="Standard">1. Statistical tool</text:p>
      <text:p text:style-name="Standard"/>
      <text:p text:style-name="Standard">Code: stat_tool_1.py</text:p>
      <text:p text:style-name="Standard">GC-content and (di)-nucleotide frequency</text:p>
      <text:p text:style-name="Standard"/>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ext:p text:style-name="P10">genome: 16.fa.txt</text:p>
            <text:p text:style-name="P11"/>
            <text:p text:style-name="P12">GC-content: 0.5548</text:p>
            <text:p text:style-name="P13">#A = 1589939/7149689</text:p>
            <text:p text:style-name="P14">#C = 1981614/7149689</text:p>
            <text:p text:style-name="P15">#T =<text:s/>1592923/7149689</text:p>
            <text:p text:style-name="P16">#G = 1985204/7149689</text:p>
            <text:p text:style-name="P17">#N = 9/7149689</text:p>
            <text:p text:style-name="P18">#AA = 359096/7149689</text:p>
            <text:p text:style-name="P19">#AC = 421691/7149689</text:p>
            <text:p text:style-name="P20">#AT = 387766/7149689</text:p>
            <text:p text:style-name="P21">#AG = 329767/7149689</text:p>
            <text:p text:style-name="P22">#CA = 489129/7149689</text:p>
            <text:p text:style-name="P23">#CC = 388521/7149689</text:p>
            <text:p text:style-name="P24">#CT = 330792/7149689</text:p>
            <text:p text:style-name="P25">#CG = 704454/7149689</text:p>
            <text:p text:style-name="P26">#TA = 105255/7149689</text:p>
            <text:p text:style-name="P27">#TC =<text:s/>543628/7149689</text:p>
            <text:p text:style-name="P28">#TT = 359547/7149689</text:p>
            <text:p text:style-name="P29">#TG = 493028/7149689</text:p>
            <text:p text:style-name="P30">#GA = 544841/7149689</text:p>
            <text:p text:style-name="P31">#GC = 559056/7149689</text:p>
            <text:p text:style-name="P32">#GT = 423352/7149689</text:p>
            <text:p text:style-name="P33">#GG = 389509/7149689</text:p>
          </table:table-cell>
          <table:table-cell table:style-name="TableCell34">
            <text:p text:style-name="P35">genome: 20.fa.txt</text:p>
            <text:p text:style-name="P36"/>
            <text:p text:style-name="P37">GC-content: 0.4625</text:p>
            <text:p text:style-name="P38">#A = 504109/1869610</text:p>
            <text:p text:style-name="P39">#C = 426011/1869610</text:p>
            <text:p text:style-name="P40">#T = 500833/1869610</text:p>
            <text:p text:style-name="P41">#G = 438657/1869610</text:p>
            <text:p text:style-name="P42">#N = 0/1869610</text:p>
            <text:p text:style-name="P43">#AA = 119138/1869610</text:p>
            <text:p text:style-name="P44">#AC = 100392/1869610</text:p>
            <text:p text:style-name="P45">#AT = 112580/1869610</text:p>
            <text:p text:style-name="P46">#AG = 129961/1869610</text:p>
            <text:p text:style-name="P47">#CA = 110613/1869610</text:p>
            <text:p text:style-name="P48">#CC = 80193/1869610</text:p>
            <text:p text:style-name="P49">#CT = 127257/1869610</text:p>
            <text:p text:style-name="P50">#CG = 92039/1869610</text:p>
            <text:p text:style-name="P51">#TA = 67219/1869610</text:p>
            <text:p text:style-name="P52">#TC = 160752/1869610</text:p>
            <text:p text:style-name="P53">#TT = 117679/1869610</text:p>
            <text:p text:style-name="P54">#TG =<text:s/>113839/1869610</text:p>
            <text:p text:style-name="P55">#GA = 165101/1869610</text:p>
            <text:p text:style-name="P56">#GC = 68766/1869610</text:p>
            <text:p text:style-name="P57">#GT = 101972/1869610</text:p>
            <text:p text:style-name="P58">#GG = 85445/1869610</text:p>
          </table:table-cell>
          <table:table-cell table:style-name="TableCell59">
            <text:p text:style-name="P60">genome: 29.fa.txt</text:p>
            <text:p text:style-name="P61"/>
            <text:p text:style-name="P62">GC-content: 0.3890</text:p>
            <text:p text:style-name="P63">#A = 134339/439888</text:p>
            <text:p text:style-name="P64">#C = 85465/439888</text:p>
            <text:p text:style-name="P65">#T = 134423/439888</text:p>
            <text:p text:style-name="P66">#G = 85661/439888</text:p>
            <text:p text:style-name="P67">#N = 0/439888</text:p>
            <text:p text:style-name="P68">#AA = 34423/439888</text:p>
            <text:p text:style-name="P69">#AC = 23399/439888</text:p>
            <text:p text:style-name="P70">#AT = 38074/439888</text:p>
            <text:p text:style-name="P71">#AG = 26070/439888</text:p>
            <text:p text:style-name="P72">#CA = 28585/439888</text:p>
            <text:p text:style-name="P73">#CC = 14956/439888</text:p>
            <text:p text:style-name="P74">#CT = 25992/439888</text:p>
            <text:p text:style-name="P75">#CG = 13236/439888</text:p>
            <text:p text:style-name="P76">#TA = 31581/439888</text:p>
            <text:p text:style-name="P77">#TC = 27250/439888</text:p>
            <text:p text:style-name="P78">#TT = 34410/439888</text:p>
            <text:p text:style-name="P79">#TG = 28797/439888</text:p>
            <text:p text:style-name="P80">#GA = 27377/439888</text:p>
            <text:p text:style-name="P81">#GC = 17163/439888</text:p>
            <text:p text:style-name="P82">#GT = 23563/439888</text:p>
            <text:p text:style-name="P83">#GG<text:s/>= 14961/439888</text:p>
          </table:table-cell>
          <table:table-cell table:style-name="TableCell84">
            <text:p text:style-name="P85">genome: 44.fa.txt</text:p>
            <text:p text:style-name="P86"/>
            <text:p text:style-name="P87">GC-content: 0.3668</text:p>
            <text:p text:style-name="P88">#A = 600998/1893500</text:p>
            <text:p text:style-name="P89">#C = 346142/1893500</text:p>
            <text:p text:style-name="P90">#T = 598020/1893500</text:p>
            <text:p text:style-name="P91">#G = 348339/1893500</text:p>
            <text:p text:style-name="P92">#N = 0/1893500</text:p>
            <text:p text:style-name="P93">#AA = 159766/1893500</text:p>
            <text:p text:style-name="P94">#AC = 105514/1893500</text:p>
            <text:p text:style-name="P95">#AT = 190601/1893500</text:p>
            <text:p text:style-name="P96">#AG = 88325/1893500</text:p>
            <text:p text:style-name="P97">#CA = 138243/1893500</text:p>
            <text:p text:style-name="P98">#CC<text:s/>= 54062/1893500</text:p>
            <text:p text:style-name="P99">#CT = 87166/1893500</text:p>
            <text:p text:style-name="P100">#CG = 58970/1893500</text:p>
            <text:p text:style-name="P101">#TA = 149211/1893500</text:p>
            <text:p text:style-name="P102">#TC = 94947/1893500</text:p>
            <text:p text:style-name="P103">#TT = 159111/1893500</text:p>
            <text:p text:style-name="P104">#TG = 138835/1893500</text:p>
            <text:p text:style-name="P105">#GA = 96986/1893500</text:p>
            <text:p text:style-name="P106">#GC = 83918/1893500</text:p>
            <text:p text:style-name="P107">#GT = 105227/1893500</text:p>
            <text:p text:style-name="P108">#GG = 54283/1893500</text:p>
          </table:table-cell>
          <table:table-cell table:style-name="TableCell109">
            <text:p text:style-name="P110">genome: 47.fa.txt</text:p>
            <text:p text:style-name="P111"/>
            <text:p text:style-name="P112">GC-content:<text:s/>0.5169</text:p>
            <text:p text:style-name="P113">#A = 540971/2242948</text:p>
            <text:p text:style-name="P114">#C = 577262/2242948</text:p>
            <text:p text:style-name="P115">#T = 542592/2242948</text:p>
            <text:p text:style-name="P116">#G = 582122/2242948</text:p>
            <text:p text:style-name="P117">#N = 0/2242948</text:p>
            <text:p text:style-name="P118">#AA = 136187/2242948</text:p>
            <text:p text:style-name="P119">#AC = 116880/2242948</text:p>
            <text:p text:style-name="P120">#AT = 136676/2242948</text:p>
            <text:p text:style-name="P121">#AG = 97600/2242948</text:p>
            <text:p text:style-name="P122">#CA = 140876/2242948</text:p>
            <text:p text:style-name="P123">#CC = 121349/2242948</text:p>
            <text:p text:style-name="P124">#CT = 96573/2242948</text:p>
            <text:p text:style-name="P125">#CG = 195774/2242948</text:p>
            <text:p text:style-name="P126">#TA = 83819/2242948</text:p>
            <text:p text:style-name="P127">#TC = 125051/2242948</text:p>
            <text:p text:style-name="P128">#TT = 136887/2242948</text:p>
            <text:p text:style-name="P129">#TG = 143111/2242948</text:p>
            <text:p text:style-name="P130">#GA = 126462/2242948</text:p>
            <text:p text:style-name="P131">#GC = 191292/2242948</text:p>
            <text:p text:style-name="P132">#GT = 118731/2242948</text:p>
            <text:p text:style-name="P133">#GG = 122793/2242948</text:p>
          </table:table-cell>
        </table:table-row>
      </table:table>
      <text:p text:style-name="Standard"><text:line-break/>Aminoacid frequency</text:p>
      <text:p text:style-name="Standard"/>
      <table:table table:style-name="Table134">
        <table:table-columns>
          <table:table-column table:style-name="TableColumn135"/>
          <table:table-column table:style-name="TableColumn136"/>
          <table:table-column table:style-name="TableColumn137"/>
          <table:table-column table:style-name="TableColumn138"/>
          <table:table-column table:style-name="TableColumn139"/>
        </table:table-columns>
        <table:table-row table:style-name="TableRow140">
          <table:table-cell table:style-name="TableCell141">
            <text:p text:style-name="P142">Proteome: 16.fa.txt.pfa</text:p>
            <text:p text:style-name="P143">Amino acid frequency:</text:p>
            <text:p text:style-name="P144"/>
            <text:p text:style-name="P145">#A =<text:s/>201732/2136223</text:p>
            <text:p text:style-name="P146">#C = 23629/2136223</text:p>
            <text:p text:style-name="P147">#D = 137859/2136223</text:p>
            <text:p text:style-name="P148">#E = 133128/2136223</text:p>
            <text:p text:style-name="P149">#F = 77611/2136223</text:p>
            <text:p text:style-name="P150">#G = 162099/2136223</text:p>
            <text:p text:style-name="P151">#H = 47555/2136223</text:p>
            <text:p text:style-name="P152">#I = 107341/2136223</text:p>
            <text:p text:style-name="P153">#K = 73760/2136223</text:p>
            <text:p text:style-name="P154">#L = 201366/2136223</text:p>
            <text:p text:style-name="P155">#M = 49888/2136223</text:p>
            <text:p text:style-name="P156">#N = 72372/2136223</text:p>
            <text:p text:style-name="P157">#P = 111032/2136223</text:p>
            <text:p text:style-name="P158">#Q =<text:s/>86631/2136223</text:p>
            <text:p text:style-name="P159">#R = 140785/2136223</text:p>
            <text:p text:style-name="P160">#S = 151835/2136223</text:p>
            <text:p text:style-name="P161">#T = 124754/2136223</text:p>
            <text:p text:style-name="P162">#V = 153409/2136223</text:p>
            <text:p text:style-name="P163">#W = 32759/2136223</text:p>
            <text:p text:style-name="P164">#Y = 46674/2136223</text:p>
          </table:table-cell>
          <table:table-cell table:style-name="TableCell165">
            <text:p text:style-name="P166">Proteome: 22.fa.txt.pfa</text:p>
            <text:p text:style-name="P167">Amino acid frequency:</text:p>
            <text:p text:style-name="P168"/>
            <text:p text:style-name="P169">#A = 34721/591793</text:p>
            <text:p text:style-name="P170">#C = 4060/591793</text:p>
            <text:p text:style-name="P171">#D = 29409/591793</text:p>
            <text:p text:style-name="P172">#E = 52921/591793</text:p>
            <text:p text:style-name="P173">#F = 30824/591793</text:p>
            <text:p text:style-name="P174">#G = 40986/591793</text:p>
            <text:p text:style-name="P175">#H = 9341/591793</text:p>
            <text:p text:style-name="P176">#I = 42568/591793</text:p>
            <text:p text:style-name="P177">#K = 44977/591793</text:p>
            <text:p text:style-name="P178">#L = 59554/591793</text:p>
            <text:p text:style-name="P179">#M = 13521/591793</text:p>
            <text:p text:style-name="P180">#N = 21384/591793</text:p>
            <text:p text:style-name="P181">#P = 23554/591793</text:p>
            <text:p text:style-name="P182">#Q = 11932/591793</text:p>
            <text:p text:style-name="P183">#R = 32590/591793</text:p>
            <text:p text:style-name="P184">#S = 33353/591793</text:p>
            <text:p text:style-name="P185">#T = 26779/591793</text:p>
            <text:p text:style-name="P186">#V = 51533/591793</text:p>
            <text:p text:style-name="P187">#W =<text:s/>6553/591793</text:p>
            <text:p text:style-name="P188">#Y = 21233/591793</text:p>
          </table:table-cell>
          <table:table-cell table:style-name="TableCell189">
            <text:p text:style-name="P190">Proteome: 29.fa.txt.pfa</text:p>
            <text:p text:style-name="P191">Amino acid frequency:</text:p>
            <text:p text:style-name="P192"/>
            <text:p text:style-name="P193">#A = 6050/107024</text:p>
            <text:p text:style-name="P194">#C = 1372/107024</text:p>
            <text:p text:style-name="P195">#D = 6057/107024</text:p>
            <text:p text:style-name="P196">#E = 7014/107024</text:p>
            <text:p text:style-name="P197">#F = 4895/107024</text:p>
            <text:p text:style-name="P198">#G = 5233/107024</text:p>
            <text:p text:style-name="P199">#H = 2149/107024</text:p>
            <text:p text:style-name="P200">#I = 6782/107024</text:p>
            <text:p text:style-name="P201">#K = 7751/107024</text:p>
            <text:p text:style-name="P202">#L = 9990/107024</text:p>
            <text:p text:style-name="P203">#M = 2171/107024</text:p>
            <text:p text:style-name="P204">#N = 6564/107024</text:p>
            <text:p text:style-name="P205">#P = 4721/107024</text:p>
            <text:p text:style-name="P206">#Q = 4427/107024</text:p>
            <text:p text:style-name="P207">#R = 4670/107024</text:p>
            <text:p text:style-name="P208">#S = 9846/107024</text:p>
            <text:p text:style-name="P209">#T = 6705/107024</text:p>
            <text:p text:style-name="P210">#V = 5992/107024</text:p>
            <text:p text:style-name="P211">#W = 1099/107024</text:p>
            <text:p text:style-name="P212">#Y = 3536/107024</text:p>
          </table:table-cell>
          <table:table-cell table:style-name="TableCell213">
            <text:p text:style-name="P214">Proteome: 44.fa.txt.pfa</text:p>
            <text:p text:style-name="P215">Amino acid frequency:</text:p>
            <text:p text:style-name="P216"/>
            <text:p text:style-name="P217">#A = 43737/543724</text:p>
            <text:p text:style-name="P218">#C = 1137/543724</text:p>
            <text:p text:style-name="P219">#D =<text:s/>30949/543724</text:p>
            <text:p text:style-name="P220">#E = 28192/543724</text:p>
            <text:p text:style-name="P221">#F = 24271/543724</text:p>
            <text:p text:style-name="P222">#G = 35566/543724</text:p>
            <text:p text:style-name="P223">#H = 11531/543724</text:p>
            <text:p text:style-name="P224">#I = 43306/543724</text:p>
            <text:p text:style-name="P225">#K = 32761/543724</text:p>
            <text:p text:style-name="P226">#L = 53355/543724</text:p>
            <text:p text:style-name="P227">#M = 14905/543724</text:p>
            <text:p text:style-name="P228">#N = 28408/543724</text:p>
            <text:p text:style-name="P229">#P = 18236/543724</text:p>
            <text:p text:style-name="P230">#Q = 25038/543724</text:p>
            <text:p text:style-name="P231">#R = 20988/543724</text:p>
            <text:p text:style-name="P232">#S = 33163/543724</text:p>
            <text:p text:style-name="P233">#T = 34858/543724</text:p>
            <text:p text:style-name="P234">#V = 39122/543724</text:p>
            <text:p text:style-name="P235">#W = 5733/543724</text:p>
            <text:p text:style-name="P236">#Y = 18468/543724</text:p>
          </table:table-cell>
          <table:table-cell table:style-name="TableCell237">
            <text:p text:style-name="P238">Proteome: 47.fa.txt.pfa</text:p>
            <text:p text:style-name="P239">Amino acid frequency:</text:p>
            <text:p text:style-name="P240"/>
            <text:p text:style-name="P241">#A = 63433/629939</text:p>
            <text:p text:style-name="P242">#C = 6710/629939</text:p>
            <text:p text:style-name="P243">#D = 32866/629939</text:p>
            <text:p text:style-name="P244">#E = 38300/629939</text:p>
            <text:p text:style-name="P245">#F = 26326/629939</text:p>
            <text:p text:style-name="P246">#G = 48429/629939</text:p>
            <text:p text:style-name="P247">#H = 14054/629939</text:p>
            <text:p text:style-name="P248">#I = 36567/629939</text:p>
            <text:p text:style-name="P249">#K =<text:s/>35954/629939</text:p>
            <text:p text:style-name="P250">#L = 61782/629939</text:p>
            <text:p text:style-name="P251">#M = 15093/629939</text:p>
            <text:p text:style-name="P252">#N = 25907/629939</text:p>
            <text:p text:style-name="P253">#P = 26906/629939</text:p>
            <text:p text:style-name="P254">#Q = 25467/629939</text:p>
            <text:p text:style-name="P255">#R = 35348/629939</text:p>
            <text:p text:style-name="P256">#S = 35174/629939</text:p>
            <text:p text:style-name="P257">#T = 33063/629939</text:p>
            <text:p text:style-name="P258">#V = 42120/629939</text:p>
            <text:p text:style-name="P259">#W = 7469/629939</text:p>
            <text:p text:style-name="P260">#Y = 18971/629939</text:p>
          </table:table-cell>
        </table:table-row>
      </table:table>
      <text:p text:style-name="Standard"/>
      <text:soft-page-break/>
      <text:p text:style-name="Standard">2. ORF finder</text:p>
      <text:p text:style-name="Standard"/>
      <text:p text:style-name="Standard">Code: orf_finder.py</text:p>
      <text:p text:style-name="Standard">Out-file: out_orf16.fasta</text:p>
      <text:p text:style-name="Standard"/>
      <text:p text:style-name="Standard">Notes:</text:p>
      <text:p text:style-name="Standard"/>
      <text:p text:style-name="Standard">Gene count of the genomes in nucleotides from practical 1</text:p>
      <text:p text:style-name="Standard">29.fa.txt: 232</text:p>
      <text:p text:style-name="Standard">44.fa.txt: 1,967</text:p>
      <text:p text:style-name="Standard">47.fa.txt: 2,104</text:p>
      <text:p text:style-name="Standard">16.fa.txt: 7406</text:p>
      <text:p text:style-name="Standard">20.fa.txt: 5806</text:p>
      <text:p text:style-name="Standard"/>
      <text:p text:style-name="Standard">The genomes were limited by size: prokaryotic genomes were tested with a ORF-length of at least 300 nucleotides for the prokaryotic genomes.</text:p>
      <text:p text:style-name="Standard"><text:a xlink:href="https://www.sciencedirect.com/science/article/pii/S0959440X98800699?via%3Dihub" office:target-frame-name="_top" xlink:show="replace">https://www.sciencedirect.com/science/article/pii/S0959440X98800699?via%3Dihub</text:a></text:p>
      <text:p text:style-name="Standard">ID<text:tab/>norml<text:tab/><text:tab/>rev</text:p>
      <text:p text:style-name="Standard">16<text:tab/>24926<text:tab/><text:tab/>24220</text:p>
      <text:p text:style-name="Standard">20<text:tab/>6234<text:tab/><text:tab/>5443</text:p>
      <text:p text:style-name="Standard">44<text:tab/>5617<text:tab/><text:tab/>5430</text:p>
      <text:p text:style-name="Standard">47<text:tab/>7511<text:tab/><text:tab/>6968</text:p>
      <text:p text:style-name="Standard"/>
      <text:p text:style-name="Standard">After removing the overlapping sequences, assuming, that the first ATG is probably the start of the actual gene:</text:p>
      <text:p text:style-name="Standard">ID<text:tab/>norml<text:tab/><text:tab/>rev</text:p>
      <text:p text:style-name="Standard">16<text:tab/>5729<text:tab/><text:tab/>5691</text:p>
      <text:p text:style-name="Standard">20<text:tab/>1371<text:tab/><text:tab/>1354</text:p>
      <text:p text:style-name="Standard">44<text:tab/>885<text:tab/><text:tab/>854</text:p>
      <text:p text:style-name="Standard">47<text:tab/>1951<text:tab/><text:tab/>1896</text:p>
      <text:p text:style-name="Standard"/>
      <text:p text:style-name="Standard">The eukaryotic genome<text:s/>(S. cerevisae) was limited in size between 100-1500 bp.</text:p>
      <text:p text:style-name="Standard"><text:a xlink:href="https://ac.els-cdn.com/0168952596100275/1-s2.0-0168952596100275-main.pdf?_tid=b1c5a9df-f7f5-4d06-a79e-8f9f96e3b23f&amp;acdnat=1527604559_970ae441edd50e8383a0c190fb58c1e7" office:target-frame-name="_top" xlink:show="replace">https://ac.els-cdn.com/0168952596100275/1-s2.0-0168952596100275-main.pdf?_tid=b1c5a9df-f7f5-4d06-a79e-8f9f96e3b23f&amp;acdnat=1527604559_970ae441edd50e8383a0c190fb58c1e7</text:a></text:p>
      <text:p text:style-name="Standard">ID<text:tab/>norml<text:tab/><text:tab/>rev</text:p>
      <text:p text:style-name="Standard">29<text:tab/>1737<text:tab/><text:tab/>1770</text:p>
      <text:p text:style-name="Standard"/>
      <text:p text:style-name="Standard">after removing overlap:</text:p>
      <text:p text:style-name="Standard">ID<text:tab/>norml<text:tab/><text:tab/>rev</text:p>
      <text:p text:style-name="Standard">29<text:tab/>811<text:tab/><text:tab/>762<text:tab/></text:p>
      <text:p text:style-name="Standard"/>
      <text:p text:style-name="Standard"/>
      <text:p text:style-name="Standard">prokaryotic genomes:<text:tab/><text:tab/>Pribnow-box: sequence TATAAT position -10</text:p>
      <text:p text:style-name="Standard">By checking for the Pribnow-box, which should be 10 positions upstream, it was tried to narrow down the number of prokaryotic genes. Nevertheless, there were only 1-30 genes found in the prokaryotic genomes (normal<text:s/>and reverse).</text:p>
      <text:p text:style-name="Standard"><text:a xlink:href="https://www.ncbi.nlm.nih.gov/pmc/articles/PMC432404/" office:target-frame-name="_top" xlink:show="replace">https://www.ncbi.nlm.nih.gov/pmc/articles/PMC432404/</text:a></text:p>
      <text:p text:style-name="Standard"/>
      <text:soft-page-break/>
      <text:p text:style-name="Standard">Another approach could be searching for the Shine-Dalgarno sequence (AGGAGG) 8 positions upstream of the ATG-start codon. However, limiting the genes for genes with the Shine-Dalgarno sequence in front resulted in no genes left.</text:p>
      <text:p text:style-name="Standard"><text:a xlink:href="https://link.springer.com/article/10.1007%2Fs11033-011-0707-4" office:target-frame-name="_top" xlink:show="replace">https://link.springer.com/article/10.1007%2Fs11033-011-0707-4</text:a></text:p>
      <text:p text:style-name="Standard"/>
      <text:p text:style-name="Standard">eukaryotic genomes:<text:tab/><text:tab/>TATA-box</text:p>
      <text:p text:style-name="Standard">One could try searching for the TATA-box in the eukaryotic genome, however, the location of the TATA-box is too unspecific.</text:p>
      <text:p text:style-name="Standard"/>
      <text:p text:style-name="P261">REMOVAL</text:p>
      <text:p text:style-name="Standard"><text:span text:style-name="T262">The code was written with several for-loops connected with each other. First, it was made sure,</text:span><text:span text:style-name="T263"><text:s/>that the script runs three different reading frames. In each reading frame, it was searched for an ATG and then, starting from there and ending at a stop-sequence, the found orf was added to a list. With implementing a variable (t2), which is set to the i</text:span><text:span text:style-name="T264">terating variable after appending an orf, the overlaps can removed. The script will always take the longer sequence, e.g. the first ATG to the next stop-sequence. The same was done for the reverse strand, where the sequence was first translated into its co</text:span><text:span text:style-name="T265">mplement and then mirrored. Then the same script was used as above, as it reads in the sequence in 5´→3´.</text:span></text:p>
      <text:p text:style-name="Standard"/>
      <text:p text:style-name="Standard"><text:span text:style-name="T266">Performance measure wisely</text:span></text:p>
      <text:p text:style-name="Standard"><text:span text:style-name="T267">For accessing the performance, the F1-score was used. As a reference, the proteomes of the organisms were downloaded from<text:s/></text:span><text:span text:style-name="T268">Uniprot. For the query sequence, the ORFs of the organisms were translated with Biopython into amino acid sequences. Then, the true positives, false positives and the false negatives were calculated by comparing the protein-coding genes of the reference an</text:span><text:span text:style-name="T269">d query proteome. Additionally, I computed…...</text:span></text:p>
      <text:p text:style-name="Standard"/>
      <text:p text:style-name="Standard"><text:span text:style-name="T270">16</text:span></text:p>
      <text:p text:style-name="Standard"><text:span text:style-name="T271">true positives: 391, false positives: 11029, false negative: 6880</text:span></text:p>
      <text:p text:style-name="Standard"><text:span text:style-name="T272">F1-score: 0.0418</text:span></text:p>
      <text:p text:style-name="Standard"><text:span text:style-name="T273">len pred: 11420, len ref: 7271</text:span></text:p>
      <text:p text:style-name="Standard"><text:span text:style-name="T274">20</text:span></text:p>
      <text:p text:style-name="Standard"><text:span text:style-name="T275">true positives: 978, false positives: 1747, false negative: 874</text:span></text:p>
      <text:p text:style-name="Standard"><text:span text:style-name="T276">F1-score: 0.4274</text:span></text:p>
      <text:p text:style-name="Standard"><text:span text:style-name="T277">len<text:s/></text:span><text:span text:style-name="T278">pred: 2725, len ref: 1852</text:span></text:p>
      <text:p text:style-name="Standard"><text:span text:style-name="T279">29</text:span></text:p>
      <text:p text:style-name="Standard"><text:span text:style-name="T280">true positives: 119, false positives: 611, false negative: 96</text:span></text:p>
      <text:p text:style-name="Standard"><text:span text:style-name="T281">F1-score: 0.2519</text:span></text:p>
      <text:p text:style-name="Standard"><text:span text:style-name="T282">len pred: 730, len ref: 215</text:span></text:p>
      <text:p text:style-name="Standard"><text:span text:style-name="T283">44</text:span></text:p>
      <text:p text:style-name="Standard"><text:span text:style-name="T284">true positives: 1273, false positives: 466, false negative: 523</text:span></text:p>
      <text:p text:style-name="Standard"><text:span text:style-name="T285">F1-score: 0.7202</text:span></text:p>
      <text:p text:style-name="Standard"><text:span text:style-name="T286">len pred: 1739, len ref: 1795</text:span></text:p>
      <text:p text:style-name="Standard"><text:span text:style-name="T287">47</text:span></text:p>
      <text:p text:style-name="Standard"><text:span text:style-name="T288">tru</text:span><text:span text:style-name="T289">e positives: 263, false positives: 3584, false negative: 1742</text:span></text:p>
      <text:p text:style-name="Standard"><text:span text:style-name="T290">F1-score: 0.0899</text:span></text:p>
      <text:p text:style-name="Standard"><text:span text:style-name="T291">len pred: 3847, len ref: 2001</text:span></text:p>
      <text:p text:style-name="Standard"/>
      <text:p text:style-name="Standard"/>
      <text:p text:style-name="Standard"/>
      <text:p text:style-name="Standard"/>
      <text:p text:style-name="Standard"/>
      <text:p text:style-name="Standard"><text:span text:style-name="T292">Maybe also comparing them with the PFA-files, as they were obtained through glimmer.</text:span></text:p>
      <text:p text:style-name="Standard"/>
      <text:p text:style-name="Standard"><text:span text:style-name="T293">16</text:span></text:p>
      <text:p text:style-name="Standard"><text:span text:style-name="T294">true positives: 2771, false positives: 8649, false ne</text:span><text:span text:style-name="T295">gative: 3643</text:span></text:p>
      <text:p text:style-name="Standard"><text:span text:style-name="T296">F1-score: 0.3108</text:span></text:p>
      <text:p text:style-name="Standard"><text:span text:style-name="T297">len pred: 11420, len ref: 6414</text:span></text:p>
      <text:p text:style-name="Standard"><text:span text:style-name="T298">20</text:span></text:p>
      <text:p text:style-name="Standard"><text:span text:style-name="T299">true positives: 923, false positives: 1802, false negative: 954</text:span></text:p>
      <text:p text:style-name="Standard"><text:span text:style-name="T300">F1-score: 0.4011</text:span></text:p>
      <text:p text:style-name="Standard"><text:span text:style-name="T301">len pred: 2725, len ref: 1877</text:span></text:p>
      <text:p text:style-name="Standard"><text:span text:style-name="T302">29</text:span></text:p>
      <text:p text:style-name="Standard"><text:span text:style-name="T303">true positives: 110, false positives: 620, false negative: 174</text:span></text:p>
      <text:p text:style-name="Standard"><text:span text:style-name="T304">F1-score:<text:s/></text:span><text:span text:style-name="T305">0.2170</text:span></text:p>
      <text:p text:style-name="Standard"><text:span text:style-name="T306">len pred: 730, len ref: 284</text:span></text:p>
      <text:p text:style-name="Standard"><text:span text:style-name="T307">44</text:span></text:p>
      <text:p text:style-name="Standard"><text:span text:style-name="T308">true positives: 1231, false positives: 508, false negative: 590</text:span></text:p>
      <text:p text:style-name="Standard"><text:span text:style-name="T309">F1-score: 0.6916</text:span></text:p>
      <text:p text:style-name="Standard"><text:span text:style-name="T310">len pred: 1739, len ref: 1821</text:span></text:p>
      <text:p text:style-name="Standard"><text:span text:style-name="T311">47</text:span></text:p>
      <text:p text:style-name="Standard"><text:span text:style-name="T312">true positives: 1207, false positives: 2640, false negative: 1291</text:span></text:p>
      <text:p text:style-name="Standard"><text:span text:style-name="T313">F1-score: 0.3805</text:span></text:p>
      <text:p text:style-name="Standard"><text:span text:style-name="T314">len pred: 3847, len r</text:span><text:span text:style-name="T315">ef: 2498</text:span></text:p>
      <text:p text:style-name="Standard"/>
      <text:p text:style-name="Standard">3. Distance matrix tool</text:p>
      <text:p text:style-name="Standard"/>
      <text:p text:style-name="Standard">Code: dist_matr_3.py</text:p>
      <text:p text:style-name="Standard">Out-file: gc_content_dist_matrix.grimm</text:p>
      <text:p text:style-name="Standard"/>
      <text:p text:style-name="Standard">[ 0. <text:s text:c="9"/><text:tab/>0.09233809 <text:s/><text:tab/>0.1658021 <text:s text:c="2"/><text:tab/>0.18805279 <text:s/><text:tab/>0.03792199<text:tab/>]</text:p>
      <text:p text:style-name="Standard">[ 0.09233809 <text:s/><text:tab/>0. <text:s text:c="9"/><text:tab/>0.07346401 <text:s/><text:tab/>0.0957147 <text:s text:c="2"/><text:tab/>0.0544161<text:s/><text:tab/>]</text:p>
      <text:p text:style-name="Standard">[ 0.1658021 <text:s text:c="2"/><text:tab/>0.07346401<text:s/><text:s/><text:tab/>0. <text:s text:c="9"/><text:tab/>0.02225069 <text:s/><text:tab/>0.12788011<text:tab/>]</text:p>
      <text:p text:style-name="Standard">[ 0.18805279 <text:s/><text:tab/>0.0957147 <text:s text:c="2"/><text:tab/>0.02225069 <text:s/><text:tab/>0. <text:s text:c="9"/><text:tab/>0.1501308<text:s/><text:tab/>]</text:p>
      <text:p text:style-name="Standard">[ 0.03792199 <text:s/><text:tab/>0.0544161 <text:s text:c="2"/><text:tab/>0.12788011 <text:s/><text:tab/>0.1501308 <text:s text:c="2"/><text:tab/>0. <text:s text:c="3"/><text:tab/><text:s text:c="5"/><text:tab/>]</text:p>
      <text:p text:style-name="Standard"/>
      <text:p text:style-name="Standard">still have to do the distance matrix for frequency!!</text:p>
      <text:p text:style-name="Standard"/>
      <text:p text:style-name="Standard">Final project plan</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x Senftleben</dc:creator>
    <meta:creation-date>2018-05-24T14:33:00Z</meta:creation-date>
    <dc:date>2018-05-31T23:32:00Z</dc:date>
    <meta:template xlink:href="Normal" xlink:type="simple"/>
    <meta:editing-cycles>18</meta:editing-cycles>
    <meta:editing-duration>PT0S</meta:editing-duration>
    <meta:document-statistic meta:page-count="4" meta:paragraph-count="19" meta:word-count="1314" meta:character-count="9579" meta:row-count="69" meta:non-whitespace-character-count="8284"/>
  </office:meta>
</office:document-meta>
</file>